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827a" officeooo:paragraph-rsid="000e827a"/>
    </style:style>
    <style:style style:name="P3" style:family="paragraph" style:parent-style-name="Standard">
      <style:text-properties officeooo:paragraph-rsid="000e827a"/>
    </style:style>
    <style:style style:name="T1" style:family="text">
      <style:text-properties officeooo:rsid="000e827a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Tarante=</text:span></text:p>
      <text:p text:style-name="P3">{{''#'',''#'',''#'',''#'',''#'',''S'',''#'',''#'',''#'',''#'',''#'',''#'',''#'',''#'',''#'',''#'',''#'',''#'',''#'',''#'',''#'',''#'',''#'',''#'',''#'',''#'',''#'',''#'',''#'',''#'',''#'',''#'',''#'',''#'',''#'',''#'',''#'',''#'',''#'',''#'',''#'',''#'',''#'',''#'',''#'',''#'',''#'',''#'',''#'',''#''},{''#'',''#'',''#'',''#'',''#'','' '',''#'','' '',''#'',''#'',''#'',''#'',''#'',''#'',''#'',''#'',''#'',''#'',''#'',''#'',''#'',''#'',''#'',''#'','' '','' '',''#'',''#'',''#'',''#'',''#'','' '',''#'','' '','' '','' '','' '','' '','' '','' '','' '','' '','' '','' '','' '','' '',''#'',''#'',''#'',''#''},{''#'',''#'','' '','' '','' '','' '','' '','' '',''#'',''#'',''#'',''#'',''#'',''#'',''#'',''#'',''#'',''#'',''#'',''#'',''#'',''#'',''#'',''#'','' '','' '','' '','' '','' '','' '','' '','' '','' '','' '','' '','' '','' '','' '','' '','' '','' '','' '','' '','' '','' '','' '','' '',''#'',''#'',''#''},{''#'','' '','' '',''#'','' '','' '','' '','' '',''#'',''#'',''#'',''#'',''#'',''#'',''#'',''#'',''#'',''#'',''#'',''#'',''#'',''#'',''#'',''#'','' '','' '','' '','' '','' '','' '','' '','' '','' '','' '','' '','' '','' '','' '','' '','' '','' '','' '','' '','' '','' '','' '','' '','' '','' '',''#''},{''#'',''#'',''#'',''#'',''#'','' '','' '','' '',''#'',''#'',''#'',''#'',''#'',''#'',''#'',''#'',''#'',''#'',''#'',''#'',''#'',''#'',''#'',''#'','' '','' '',''#'','' '','' '','' '','' '','' '','' '','' '','' '','' '','' '','' '','' '','' '','' '','' '','' '','' '','' '','' '','' '','' '','' '',''#''},{''#'',''#'',''#'',''#'',''#'','' '','' '','' '',''#'',''#'',''#'',''#'',''#'',''#'',''#'',''#'',''#'',''#'',''#'',''#'',''#'',''#'',''#'',''#'',''#'',''#'',''#'',''#'','' '','' '','' '','' '','' '','' '','' '','' '','' '','' '','' '','' '','' '','' '','' '','' '','' '','' '','' '','' '','' '',''#''},{''#'','' '','' '','' '','' '','' '','' '','' '','' '','' '',''#'',''#'',''#'',''#'',''#'',''#'',''#'',''#'',''#'',''#'',''#'',''#'',''#'',''#'',''#'','' '','' '','' '',''C'','' '','' '','' '','' '','' '','' '','' '','' '','' '','' '','' '','' '','' '','' '','' '','' '','' '','' '','' '','' '',''#''},{''#'',''#'',''#'','' '','' '','' '','' '','' '','' '','' '','' '',''#'',''#'',''#'',''#'',''#'',''#'',''#'',''#'',''#'',''#'',''#'',''#'',''#'',''#'','' '','' '','' '','' '','' '',''#'',''#'','' '','' '','' '','' '','' '','' '','' '','' '','' '','' '','' '','' '','' '','' '','' '','' '','' '',''#''},{''#'','' '','' '','' '',''#'','' '','' '',''#'','' '','' '','' '','' '',''C'',''#'',''#'',''#'',''#'',''#'',''#'',''#'',''#'',''#'',''#'',''#'',''#'','' '','' '','' '','' '',''#'',''#'','' '','' '','' '','' '','' '','' '','' '','' '','' '','' '','' '','' '','' '','' '','' '','' '','' '',''#'',''#''},{''#'',''#'',''#'','' '','' '','' '','' '','' '','' '','' '',''#'',''#'',''#'',''#'',''#'',''#'',''#'',''#'',''#'',''#'','' '','' '','' '',''#'','' '','' '','' '','' '','' '',''#'',''#'','' '','' '','' '','' '','' '','' '','' '','' '','' '','' '','' '','' '','' '','' '','' '','' '','' '','' '',''#''},{''#'',''#'',''#'','' '','' '','' '','' '','' '','' '','' '','' '',''#'',''#'',''#'',''#'',''#'',''#'',''#'',''#'',''#'','' '','' '','' '',''#'','' '','' '','' '','' '','' '','' '','' '','' '','' '','' '','' '','' '','' '','' '','' '','' '','' '','' '','' '','' '','' '','' '','' '','' '','' '',''#''},{''#'',''#'','' '','' '','' '','' '','' '','' '','' '',''#'','' '','' '',''#'',''#'',''#'',''#'',''#'',''#'',''#'',''#'','' '','' '','' '','' '',''#'','' '','' '','' '','' '','' '','' '','' '','' '','' '','' '','' '','' '','' '','' '','' '','' '','' '','' '','' '','' '','' '','' '','' '','' '',''#''},{''#'',''#'','' '','' '','' '','' '','' '','' '','' '',''#'',''#'','' '',''#'',''#'',''#'',''#'',''#'',''#'',''#'',''#'','' '','' '','' '','' '',''#'',''#'','' '','' '','' '','' '','' '','' '','' '','' '','' '','' '','' '','' '','' '','' '','' '','' '','' '','' '','' '','' '','' '','' '','' '',''#''},{''#'','' '','' '','' '','' '','' '','' '','' '','' '',''#'','' '','' '',''#'',''#'',''#'',''#'',''#'',''#'',''#'',''#'',''#'','' '','' '','' '','' '','' '','' '','' '','' '','' '','' '','' '','' '','' '','' '','' '','' '','' '','' '','' '','' '','' '','' '','' '','' '','' '','' '','' '','' '',''#''},{''#'',''#'',''#'','' '','' '','' '','' '','' '','' '','' '','' '',''#'',''#'',''#'',''#'',''#'',''#'',''#'',''#'',''#'','' '','' '',''#'',''#'','' '','' '','' '','' '','' '','' '','' '','' '','' '','' '','' '','' '','' '','' '','' '','' '','' '','' '','' '','' '','' '','' '','' '','' '','' '',''#''},{''#'',''#'',''#'','' '','' '','' '',''#'',''#'',''#'',''#'',''#'',''#'',''#'',''#'',''#'',''#'',''#'',''#'',''#'',''#'','' '','' '',''#'',''#'','' '','' '','' '','' '','' '','' '','' '','' '','' '','' '','' '','' '','' '','' '','' '','' '','' '','' '','' '','' '','' '','' '','' '','' '','' '',''#''},{''#'',''#'',''#'','' '','' '','' '',''#'',''#'',''#'',''#'',''#'',''#'',''#'',''#'',''#'',''#'',''#'',''#'',''#'',''#'','' '','' '',''#'',''#'',''#'',''#'',''#'','' '','' '','' '','' '','' '','' '','' '','' '','' '','' '','' '','' '','' '','' '','' '','' '','' '','' '','' '','' '','' '','' '',''#''},{''#'',''#'',''#'','' '','' '','' '',''#'',''#'',''#'',''#'',''#'',''#'','' '','' '',''#'',''#'',''#'',''#'',''#'',''#'','' '','' '','' '','' '','' '','' '','' '','' '','' '','' '','' '','' '','' '','' '','' '','' '','' '','' '','' '','' '','' '','' '','' '','' '','' '','' '','' '','' '',''#'',''#''},{''#'',''#'',''#'','' '','' '','' '',''#'','' '','' '','' '','' '','' '','' '','' '','' '',''#'',''#'',''#'',''#'',''#'',''#'',''#'','' '','' '','' '',''C'','' '','' '','' '','' '','' '','' '','' '','' '','' '',''#'','' '','' '','' '','' '','' '','' '','' '','' '','' '','' '','' '','' '','' '',''#''},{''#'',''#'',''#'','' '',''#'','' '','' '','' '',''#'',''#'',''#'','' '','' '','' '','' '',''#'',''#'',''#'',''#'',''#'',''#'',''#'',''C'',''#'',''#'','' '','' '','' '','' '','' '','' '','' '','' '','' '','' '','' '','' '','' '','' '','' '','' '','' '','' '','' '','' '','' '','' '','' '','' '',''#''},{''#'',''#'',''#'','' '','' '','' '','' '','' '','' '','' '','' '','' '',''#'','' '','' '','' '',''#'',''#'',''#'',''#'',''#'',''#'',''#'',''#'',''#'','' '','' '','' '','' '','' '','' '','' '','' '','' '',''C'','' '','' '','' '','' '','' '','' '','' '','' '','' '','' '','' '','' '','' '',''#'',''#''},{''#'',''#'',''#'','' '','' '','' '','' '','' '','' '','' '','' '','' '','' '','' '','' '','' '',''#'','' '','' '','' '',''#'',''#'',''#'',''#'',''#'','' '','' '','' '','' '','' '','' '','' '','' '','' '','' '','' '','' '','' '','' '','' '','' '','' '','' '','' '','' '','' '','' '','' '',''#'',''#''},{''#'','' '','' '','' '','' '','' '','' '','' '','' '','' '','' '','' '','' '','' '','' '',''#'',''#'','' '',''#'','' '','' '','' '',''#'',''#'',''#'','' '','' '','' '',''#'',''#'','' '','' '','' '','' '','' '','' '','' '','' '','' '','' '','' '','' '','' '','' '','' '','' '','' '','' '','' '',''#''},{''#'',''#'','' '','' '','' '','' '','' '','' '','' '','' '','' '','' '','' '',''C'','' '','' '','' '','' '','' '','' '','' '','' '',''#'','' '','' '','' '','' '','' '',''#'',''#'',''#'','' '','' '','' '','' '','' '','' '','' '','' '','' '','' '','' '','' '','' '','' '','' '','' '','' '','' '',''#''},{''#'',''#'',''#'','' '','' '','' '','' '','' '','' '',''#'','' '','' '','' '','' '','' '','' '',''#'',''#'','' '','' '','' '','' '','' '','' '',''#'',''#'','' '','' '',''#'','' '','' '','' '','' '','' '','' '','' '','' '','' '','' '','' '','' '','' '','' '','' '','' '','' '','' '','' '',''#'',''#''},{''#'','' '','' '','' '','' '','' '','' '',''#'','' '','' '',''#'',''#'',''#'','' '','' '','' '',''#'',''#'',''#'',''#'',''#'','' '','' '',''#'',''#'',''#'','' '',''#'',''#'','' '','' '','' '','' '','' '','' '','' '','' '','' '','' '','' '','' '','' '','' '','' '','' '','' '','' '','' '',''#'',''#''},{''#'',''#'',''#'',''#'','' '','' '','' '','' '','' '','' '',''#'',''#'',''#'','' '','' '','' '',''#'',''#'',''#'',''#'',''#'',''#'',''#'',''#'',''#'',''#'','' '',''#'','' '','' '',''#'',''#'',''#'','' '','' '','' '','' '','' '','' '','' '','' '','' '','' '','' '','' '','' '','' '','' '','' '',''#''},{''#'',''#'',''#'',''#'','' '','' '','' '','' '','' '','' '','' '','' '','' '','' '','' '','' '',''#'',''#'',''#'',''#'',''#'',''#'',''#'',''#'',''#'','' '','' '',''#'','' '','' '','' '','' '','' '','' '','' '','' '','' '','' '','' '','' '','' '','' '','' '','' '','' '','' '','' '','' '',''#'',''#''},{''#'',''#'',''#'','' '','' '','' '','' '','' '',''#'',''#'',''#'','' '','' '','' '','' '',''#'',''#'',''#'',''#'',''#'',''#'','' '','' '','' '','' '','' <text:soft-page-break/>'',''#'',''#'',''#'',''#'',''#'','' '','' '','' '','' '','' '','' '','' '','' '','' '','' '','' '','' '','' '','' '','' '','' '','' '',''#'',''#''},{''#'',''#'',''#'','' '','' '','' '','' '','' '',''#'','' '','' '','' '',''#'','' '','' '','' '',''#'',''#'',''#'',''#'',''#'','' '',''#'',''#'','' '','' '','' '','' '',''#'',''#'','' '','' '','' '','' '','' '','' '','' '','' '','' '','' '','' '','' '','' '','' '','' '','' '','' '','' '',''#'',''#''},{''#'','' '','' '','' '','' '','' '','' '','' '','' '','' '',''#'',''#'',''#'','' '',''#'',''C'',''#'',''#'',''#'',''#'',''#'','' '','' '','' '','' '','' '',''#'','' '','' '','' '','' '','' '','' '','' '','' '','' '','' '','' '','' '','' '','' '','' '','' '','' '','' '','' '','' '','' '',''#'',''#''},{''#'','' '','' '','' '','' '','' '','' '','' '','' '','' '','' '','' '',''#'','' '','' '','' '','' '','' '',''#'',''#'','' '','' '','' '','' '',''#'','' '','' '','' '','' '','' '','' '','' '','' '','' '','' '','' '','' '','' '','' '','' '','' '','' '','' '',''#'','' '','' '','' '','' '',''#'',''#''},{''#'',''#'','' '','' '',''#'','' '','' '',''#'','' '','' '','' '','' '','' '','' '','' '','' '','' '','' '','' '','' '','' '','' '','' '','' '','' '','' '','' '','' '','' '','' '','' '','' '','' '','' '','' '','' '','' '',''</text:p>
      <text:p text:style-name="Standard"><text:s/>'','' '','' '','' '',''#'','' '','' '','' '','' '','' '','' '','' '',''#''},{''#'',''#'',''#'',''#'','' '','' '','' '',''#'','' '','' '','' '','' '','' '','' '','' '','' '','' '','' '','' '','' '','' '','' '','' '','' '','' '','' '','' '','' '','' '','' '','' '','' '','' '','' '','' '','' '','' '','' '',''C'','' '','' '',''#'','' '','' '',''#'',''#'',''#'',''#'',''#'',''#''},{''#'',''#'',''#'','' '','' '','' '','' '','' '','' '','' '','' '','' '',''#'','' '','' '','' '','' '','' '','' '','' '','' '','' '','' '','' '','' '','' '','' '','' '','' '','' '','' '','' '','' '','' '','' '','' '','' '','' '','' '','' '','' '','' '','' '',''#'',''#'',''#'',''#'',''#'',''#'',''#''},{''#'',''#'',''#'','' '','' '','' '','' '','' '','' '','' '','' '','' '','' '','' '','' '','' '','' '','' '','' '','' '','' '','' '','' '','' '','' '','' '','' '','' '','' '','' '','' '','' '','' '','' '','' '','' '','' '','' '','' '','' '','' '','' '','' '',''#'',''#'',''#'',''#'',''#'',''#'',''#''},{''#'',''#'','' '','' '','' '','' '','' '','' '',''C'',''#'','' '','' '','' '',''#'','' '','' '','' '','' '','' '','' '','' '','' '','' '','' '','' '','' '','' '','' '','' '','' '','' '','' '','' '','' '','' '','' '','' '','' '','' '','' '','' '','' '','' '',''#'','' '','' '','' '','' '','' '',''#''},{''#'',''#'','' '','' '','' '','' '',''#'','' '','' '',''#'',''#'',''#'','' '','' '','' '','' '','' '','' '','' '','' '','' '','' '','' '','' '','' '','' '','' '','' '','' '','' '','' '','' '','' '','' '','' '','' '','' '','' '','' '','' '','' '','' '','' '',''#'','' '','' '',''#'','' '','' '',''#''},{''#'',''#'','' '',''#'',''#'',''#'',''#'',''#'','' '','' '','' '','' '','' '','' '','' '','' '','' '','' '','' '','' '','' '','' '','' '','' '','' '','' '','' '','' '','' '','' '','' '','' '','' '','' '','' '','' '','' '','' '','' '','' '','' '','' '','' '','' '','' '','' '','' '','' '',''#'',''#''},{''#'',''#'','' '','' '',''#'',''#'',''#'',''#'',''#'','' '','' '',''#'','' '','' '','' '','' '','' '','' '','' '','' '','' '','' '','' '','' '','' '','' '','' '','' '','' '','' '','' '','' '','' '','' '','' '','' '','' '','' '','' '','' '','' '','' '','' '','' '','' '','' '','' '',''#'',''#'',''#''},{''#'',''#'','' '','' '',''#'',''#'',''#'',''#'',''#'',''#'','' '','' '','' '','' '','' '','' '','' '','' '','' '','' '','' '','' '','' '','' '','' '','' '','' '','' '','' '','' '','' '','' '','' '','' '','' '','' '','' '','' '','' '','' '','' '','' '','' '','' '','' '','' '','' '',''#'',''#'',''#''},{''#'',''#'','' '','' '',''#'',''#'',''#'',''#'','' '','' '','' '','' '','' '','' '','' '','' '','' '','' '','' '','' '','' '','' '','' '','' '','' '','' '','' '','' '','' '','' '','' '','' '','' '','' '','' '','' '','' '','' '','' '','' '','' '','' '','' '','' '','' '',''#'','' '','' '',''#'',''#''},{''#'',''#'',''#'','' '','' '',''#'',''#'',''#'','' '',''#'',''#'','' '','' '',''C'','' '','' '','' '','' '',''#'',''#'',''#'',''#'','' '','' '','' '','' '','' '','' '','' '','' '','' '','' '','' '','' '','' '','' '','' '','' '','' '','' '','' '','' '','' '','' '','' '',''#'',''#'','' '','' '',''#''},{''#'',''#'',''#'',''#'','' '','' '',''#'',''#'','' '','' '','' '',''#'','' '','' '','' '','' '','' '','' '',''#'',''#'',''#'',''#'','' '',''C'','' '','' '','' '','' '','' '','' '','' '','' '',''C'','' '','' '','' '','' '','' '','' '','' '','' '','' '','' '','' '','' '',''#'','' '','' '',''#'',''#''},{''#'','' '','' '','' '','' '','' '',''#'',''#'',''#'','' '','' '',''#'',''#'',''#'',''#'',''#'',''#'',''#'',''#'',''#'',''#'',''#'','' '','' '',''#'',''#'','' '','' '','' '','' '',''#'','' '','' '',''#'',''#'','' '','' '',''#'',''#'',''#'','' '','' '','' '','' '','' '','' '','' '','' '',''#'',''#''},{''#'',''#'','' '','' '',''#'',''#'',''#'',''#'',''#'','' '',''#'',''#'',''#'',''#'',''#'',''#'',''#'',''#'',''#'',''#'',''#'',''#'','' '','' '','' '','' '','' '','' '','' '','' '','' '','' '','' '','' '',''#'','' '','' '',''#'',''#'',''#'','' '','' '','' '','' '','' '','' '','' '','' '',''#'',''#''},{''#'',''#'',''#'',''#'',''#'',''#'',''#'','' '','' '','' '',''#'',''#'',''#'',''#'',''#'',''#'',''#'',''#'',''#'',''#'',''#'','' '','' '',''#'',''#'',''#'',''#'','' '','' '',''#'','' '','' '','' '','' '','' '','' '',''#'',''#'',''#'',''#'','' '','' '','' '','' '','' '','' '','' '',''#'',''#'',''#''},{''#'',''#'',''#'',''#'',''#'',''#'',''#'','' '','' '',''#'',''#'',''#'',''#'',''#'',''#'',''#'',''#'',''#'','' '','' '','' '','' '',''#'',''#'',''#'',''#'',''#'',''#'',''#'',''#'','' '',''#'',''#'','' '','' '',''#'',''#'',''#'',''#'',''#'',''#'','' '',''#'','' '','' '','' '','' '','' '','' '',''#''},{''#'',''#'',''#'',''#'',''#'',''#'',''#'',''#'','' '',''#'',''#'',''#'',''#'',''#'',''#'',''#'',''#'',''#'','' '',''#'',''#'',''#'',''#'',''#'',''#'',''#'',''#'',''#'',''#'',''#'','' '',''#'',''#'','' '',''#'',''#'',''#'',''#'',''#'',''#'',''#'','' '',''#'','' '',''#'',''#'','' '',''#'',''#'',''#''},{''#'',''#'',''#'',''#'',''#'',''#'',''#'',''#'',''#'',''#'',''#'',''#'',''#'',''#'',''#'',''#'',''#'',''#'',''#'',''#'',''#'',''#'',''#'',''#'',''#'',''#'',''#'',''#'',''#'',''#'',''#'',''#'',''#'',''#'',''#'',''#'',''#'',''#'',''#'',''#'',''#'',''#'',''#'',''#'',''#'',''#'',''E'',''#'',''#'',''#''}}</text:p>
      <text:p text:style-name="Standard"/>
      <text:p text:style-name="P1"><text:span text:style-name="T2">Dernholm</text:span> <text:span text:style-name="T1">= {{''#'',''#'',''#'',''#'',''#'',''#'',''#'',''#'',''#'',''#'',''S'',''#'',''#'',''#'',''#'',''#'',''#'',''#'',''#'',''#'',''#'',''#'',''#'',''#'',''#'',''#'',''#'',''#'',''#'',''#'',''#'',''#'',''#'',''#'',''#'',''E'',''#'',''#'',''#'',''#''},{''#'',''#'',''#'',''#'',''#'',''#'',''#'',''#'',''#'',''#'','' '',''#'','' '',''#'',''#'','' '',''#'',''#'','' '',''#'',''#'',''#'',''#'',''#'',''#'',''#'','' '',''#'',''#'','' '','' '','' '','' '','' '','' '','' '',''#'',''#'',''#'',''#''},{''#'',''#'',''#'',''#'',''#'',''#'',''#'',''#'',''#'','' '','' '',''#'','' '','' '',''#'','' '','' '','' '','' '',''#'',''#'',''#'',''#'',''#'',''#'','' '','' '',''#'',''#'','' '','' '','' '','' '','' '','' '','' '','' '','' '','' '',''#''},{''#'','' '','' '',''#'',''#'',''#'',''#'',''#'','' '','' '','' '','' '','' '','' '',''#'','' '','' '','' '',''#'',''#'',''#'',''#'',''#'',''#'','' '','' '','' '','' '','' '','' '','' '','' '','' '','' '','' '','' '','' '','' '',''#'',''#''},{''#'',''#'','' '','' '','' '',''#'',''#'',''#'','' '','' '','' '','' '','' '','' '','' '','' '','' '','' '',''#'',''#'',''#'',''#'',''#'',''#'','' '','' '','' '','' '','' '','' '','' '','' '','' '','' '','' '','' '','' '','' '','' '',''#''},{''#'',''#'',''#'',''#'','' '','' '','' '',''#'','' '','' '','' '','' '','' '','' '','' '','' '','' '','' '','' '','' '',''#'',''#'',''#'',''#'','' '','' '','' '','' '','' '','' '','' '','' '','' '','' '','' '','' '',''#'',''#'',''#'',''#''},{''#'',''#'',''#'',''#'',''#'',''#'','' '',''#'','' '','' '','' '','' '','' '','' '','' '','' '','' '','' '','' '','' '',''#'',''#'',''#'',''#'',''#'',''#'','' '','' '','' '','' '','' '','' '','' '','' '','' '','' '','' '',''#'',''#'',''#''},{''#'',''#'',''#'',''#'',''#'',''#'','' '',''#'','' '','' '','' '','' '','' '','' '','' '',''#'','' '','' '','' '','' '',''#'',''#'',''#'',''#'','' '','' '','' '','' '','' '','' </text:span><text:soft-page-break/><text:span text:style-name="T1">'','' '','' '','' '','' '','' '','' '','' '','' '','' '',''#''},{''#'',''#'',''#'',''#'',''#'',''#'','' '','' '','' '','' '','' '','' '','' '','' '','' '','' '','' '','' '','' '','' '',''#'',''#'',''#'',''#'','' '',''C'','' '','' '','' '','' '','' '','' '','' '','' '','' '','' '','' '','' '',''#'',''#''},{''#'',''#'',''#'',''#'',''#'',''#'',''#'','' '','' '','' '','' '','' '','' '','' '','' '','' '','' '','' '','' '','' '','' '','' '','' '','' '','' '','' '','' '','' '','' '','' '','' '','' '','' '','' '','' '','' '','' '',''#'',''#'',''#''},{''#'',''#'',''#'',''#'',''#'',''#'',''#'',''#'',''#'',''#'',''#'','' '','' '','' '','' '','' '','' '','' '','' '','' '','' '','' '',''#'','' '','' '','' '','' '','' '','' '','' '','' '','' '','' '','' '',''#'',''#'',''#'',''#'',''#'',''#''},{''#'',''#'',''#'',''#'',''#'',''#'',''#'',''#'',''#'',''#'',''#'','' '','' '','' '','' '','' '',''C'','' '','' '','' '','' '','' '','' '','' '','' '','' '','' '','' '','' '','' '','' '','' '','' '','' '','' '',''#'',''#'',''#'',''#'',''#''},{''#'',''#'',''#'',''#'',''#'',''#'',''#'',''#'',''#'',''#'',''#'','' '','' '','' '','' '','' '','' '',''#'','' '','' '','' '','' '','' '','' '','' '','' '','' '','' '','' '','' '','' '','' '','' '','' '','' '','' '','' '','' '','' '',''#''},{''#'',''#'',''#'',''#'',''#'',''#'',''#'',''#'',''#'',''#'',''#'','' '','' '','' '','' '','' '','' '','' '','' '','' '','' '','' '','' '','' '','' '','' '','' '','' '','' '','' '','' '','' '','' '','' '',''#'',''#'',''#'',''#'',''#'',''#''},{''#'',''#'',''#'',''#'',''#'',''#'',''#'',''#'',''#'',''#'',''#'','' '','' '','' '','' '','' '','' '','' '','' '','' '','' '','' '','' '','' '','' '','' '','' '','' '','' '','' '','' '','' '','' '','' '',''#'',''#'',''#'',''#'',''#'',''#''},{''#'',''#'',''#'',''#'',''#'',''#'',''#'',''#'',''#'',''#'',''#'',''#'','' '','' '','' '','' '','' '','' '','' '','' '','' '','' '','' '','' '','' '','' '','' '','' '','' '','' '','' '','' '','' '','' '',''#'',''#'',''#'','' '','' '',''#''},{''#'',''#'',''C'','' '','' '','' '','' '','' '',''#'',''#'',''#'','' '','' '','' '','' '',''#'','' '','' '','' '','' '','' '','' '','' '','' '','' '','' '','' '','' '','' '','' '','' '','' '','' '',''#'',''#'',''#'','' '','' '',''#'',''#''},{''#'',''#'',''#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#'',''#'',''#''},{''#'','' '','' '','' '','' '','' '','' '','' '','' '','' '','' '','' '','' '','' '','' '','' '','' '','' '','' '','' '','' '','' '','' '','' '','' '','' '','' '','' '','' '','' '','' '','' '','' '','' '','' '','' '','' '',''#'',''#'',''#''},{''#'',''#'',''#'','' '','' '','' '','' '','' '','' '','' '','' '','' '','' '','' '','' '','' '','' '','' '','' '','' '','' '','' '','' '','' '','' '','' '','' '','' '','' '','' '','' '','' '','' '','' '','' '','' '','' '',''#'',''#'',''#''},{''#'',''#'',''#'','' '','' '','' '','' '','' '','' '','' '','' '','' '','' '','' '','' '','' '','' '','' '',''#'',''#'','' '',''#'','' '','' '','' '','' '','' '','' '','' '','' '','' '','' '','' '','' '','' '',''#'','' '','' '',''#'',''#''},{''#'',''#'',''#'','' '','' '','' '','' '','' '','' '','' '','' '','' '','' '','' '','' '','' '','' '',''#'',''#'',''#'','' '',''#'','' '','' '','' '','' '','' '','' '','' '','' '','' '','' '','' '','' '','' '',''#'','' '','' '',''#'',''#''},{''#'',''#'',''#'',''#'','' '','' '','' '','' '','' '','' '','' '','' '','' '','' '','' '','' '','' '','' '','' '','' '','' '',''#'','' '','' '','' '','' '','' '','' '','' '','' '','' '','' '',''#'',''#'',''#'',''#'','' '',''#'',''#'',''#''},{''#'',''#'',''#'','' '','' '','' '','' '','' '','' '','' '','' '','' '','' '','' '','' '','' '','' '','' '','' '','' '',''#'',''#'','' '','' '','' '','' '','' '','' '','' '','' '','' '','' '',''#'',''#'',''#'',''#'','' '','' '','' '',''#''},{''#'',''#'',''#'','' '','' '','' '','' '','' '','' '','' '','' '','' '','' '','' '','' '',''#'','' '','' '',''#'',''#'',''#'',''#'','' '','' '','' '','' '','' '','' '','' '','' '','' '','' '',''#'',''#'',''#'',''#'',''#'',''#'',''#'',''#''},{''#'',''#'',''#'',''#'',''#'','' '','' '','' '','' '','' '','' '','' '','' '',''#'','' '',''#'','' '',''#'',''#'',''#'',''#'',''#'',''#'',''#'',''#'','' '','' '','' '','' '',''#'','' '','' '',''#'',''#'',''#'',''#'',''#'',''#'',''#'',''#''},{''#'',''#'',''#'',''#'',''#'',''#'',''#'',''#'',''#'',''#'',''#'',''#'',''#'',''#'',''#'',''#'',''#'',''#'',''#'',''#'',''#'',''#'',''#'',''#'',''#'',''#'',''#'',''#'',''#'',''#'',''#'',''#'',''#'',''#'',''#'',''#'',''#'',''#'',''#'',''#''}}</text:span></text:p>
      <text:p text:style-name="P1"/>
      <text:p text:style-name="P2">Cendrebourg=</text:p>
      <text:p text:style-name="P2">{{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},{''#'',''#'','' '',''#'','' '',''#'','' '',''#'',''#'',''#'',''#'','' '',''#'',''#'',''#'',''#'',''#'',''#'',''#'','' '',''#'',''#'',''#'','' '',''#'',''#'','' '','' '',''#'',''#'','' '',''#'',''#'',''#'',''#'',''#'','' '',''#'',''#'',''#'',''#'',''#'',''#'',''#'','' '','' '',''#'',''#'',''#'',''#'',''#'',''#'',''#'',''#'',''#'',''#'',''#'',''#'',''#'',''#'',''#'',''#'',''#'',''#'',''#'',''#'',''#'',''#'',''#'',''#''},{''#'',''#'','' <text:soft-page-break/>'','' '','' '','' '','' '',''#'',''#'',''#'','' '','' '',''#'',''#'',''#'',''#'',''#'',''#'',''#'','' '',''#'',''#'','' '','' '',''#'',''#'','' '','' '','' '','' '','' '',''#'',''#'',''#'',''#'','' '','' '',''#'',''#'',''#'',''#'',''#'',''#'',''#'','' '','' '',''#'',''#'','' '','' '',''#'',''#'',''#'',''#'',''#'',''#'',''#'',''#'',''#'',''#'',''#'',''#'',''#'',''#'',''#'',''#'',''#'',''#'',''#'',''#''},{''#'',''#'','' '','' '','' '','' '','' '',''#'',''#'',''#'','' '',''#'',''#'',''#'',''#'',''#'',''#'','' '','' '','' '',''#'',''#'','' '','' '','' '','' '','' '','' '','' '',''#'',''#'',''#'',''#'',''#'',''#'','' '',''#'',''#'',''#'',''#'',''#'',''#'',''#'','' '','' '','' '','' '','' '','' '','' '',''#'',''#'',''#'',''#'',''#'',''#'',''#'',''#'',''#'',''#'',''#'',''#'',''#'',''#'',''#'',''#'',''#'',''#'',''#'',''#''},{''#'',''#'','' '','' '','' '','' '','' '','' '','' '','' '','' '','' '','' '','' '','' '',''#'',''#'','' '','' '','' '',''#'',''#'','' '','' '','' '','' '','' '','' '','' '',''#'','' '','' '',''#'',''#'',''#'','' '','' '','' '','' '','' '','' '',''#'','' '','' '','' '','' '',''#'','' '','' '','' '','' '',''#'',''#'',''#'',''#'',''#'',''#'',''#'',''#'',''#'',''#'',''#'',''#'',''#'',''#'',''#'',''#'',''#'',''#'',''#''},{''#'',''#'',''#'','' '','' '','' '','' '','' '','' '','' '','' '','' '','' '','' '','' '','' '','' '','' '',''#'','' '',''#'',''#'',''#'','' '','' '','' '','' '','' '','' '','' '','' '','' '',''#'',''#'',''#'',''#'','' '','' '','' '','' '','' '','' '','' '','' '','' '','' '','' '','' '','' '','' '','' '',''#'',''#'',''#'',''#'',''#'',''#'',''#'',''#'',''#'',''#'',''#'',''#'',''#'',''#'',''#'',''#'',''#'',''#'',''#''},{''#'','' '','' '','' '','' '','' '','' '','' '','' '',''#'','' '','' '','' '','' '','' '','' '',''#'','' '',''#'','' '','' '','' '','' '','' '','' '','' '','' '','' '','' '','' '','' '','' '','' '','' '','' '','' '','' '','' '','' '','' '',''#'',''#'',''#'','' '','' '',''#'','' '','' '','' '','' '','' '',''#'',''#'',''#'',''#'',''#'',''#'',''#'',''#'',''#'',''#'',''#'',''#'',''#'',''#'',''#'',''#'',''#'',''#'',''#''},{''S'','' 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 '','' '','' '',''#'',''#'',''#'',''#'',''#'',''#'',''#'',''#'',''#'',''#'',''#'',''#'',''#'',''#'',''#'',''#'',''#'',''#'',''#''},{''#'',''#'','' '','' '','' '','' '','' '','' '',''#'','' '','' '','' '','' '','' '','' '','' '','' '',''#'',''#'',''#'','' '',''#'','' '','' '','' '','' '','' '','' '','' '','' '','' '','' '','' '','' '','' '','' '','' '','' '','' '','' '','' '','' '','' '','' '','' '','' '','' '','' '','' '','' '','' '',''#'',''#'',''#'',''#'',''#'',''#'',''#'',''#'',''#'',''#'',''#'',''#'',''#'',''#'',''#'',''#'',''#'',''#'',''#''},{''#'',''#'',''#'','' '','' '','' '','' '','' '',''#'','' '','' '','' '','' '','' '',''#'','' '',''#'','' '','' '','' '','' '',''#'','' '',''#'',''#'','' '','' '','' '','' '','' '','' '','' '','' '','' '','' '','' '','' '','' '',''#'',''#'',''#'','' '','' '','' '','' '','' '','' '','' '','' '','' '','' '',''#'',''#'',''#'',''#'',''#'',''#'',''#'',''#'',''#'',''#'',''#'',''#'',''#'',''#'',''#'',''#'',''#'',''#'',''#''},{''#'',''#'','' '','' '','' '','' '','' '','' '','' '','' '','' '','' '',''#'',''#'','' '','' '',''#'','' '',''#'','' '','' '',''#'','' '','' '',''#'',''#'',''#'',''#'','' '','' '',''C'','' '','' '','' '','' '','' '','' '','' '','' '','' '','' '','' '','' '','' '','' '','' '','' '','' '','' '','' '','' '',''#'',''#'',''#'',''#'',''#'',''#'',''#'',''#'',''#'',''#'',''#'',''#'',''#'',''#'',''#'',''#'',''#'',''#'',''#''},{''E'','' '','' '','' '','' '','' '','' '','' '','' '',''#'',''#'','' '','' '','' '','' '','' '','' '','' '',''#'','' '','' '','' '','' '','' '',''#'',''#'',''#'','' '','' '','' '','' '','' '','' '','' '','' '','' '','' '','' '','' '','' '','' '','' '','' '','' '','' '','' '','' '','' '','' '','' '','' '','' '','' '','' '','' '','' '',''#'',''#'',''#'',''#'',''#'',''#'',''#'',''#'',''#'',''#'',''#'',''#'',''#'',''#''},{''#'','' '',''#'',''#'',''#'','' '','' '','' '','' '',''#'',''#'','' '','' '','' '',''#'','' '','' '','' '',''#'','' '','' '','' '','' '',''#'',''#'','' '','' '',''C'','' '','' '','' '','' '','' '','' '','' '','' '','' '','' '','' '','' '','' '','' '','' '','' '','' '','' '','' '','' '','' '','' '',''#'','' '','' '','' '','' '','' '',''#'',''#'',''#'',''#'',''#'',''#'',''#'',''#'',''#'',''#'',''#'',''#'',''#'',''#''},{''#'','' '','' '','' '','' '','' '','' '','' '','' '','' '','' '','' '',''#'',''#'',''#'',''#'','' '','' '',''#'',''#'','' '','' '','' '','' '','' '','' '','' '','' '','' '','' '','' '','' '','' '','' '','' '','' '','' '','' '','' '','' '','' '','' '','' '','' '','' '','' '','' '',''C'',''#'',''#'',''#'','' '','' '','' '','' '','' '',''#'',''#'',''#'',''#'',''#'',''#'',''#'',''#'',''#'',''#'',''#'',''#'',''#'',''#''},{''#'',''#'',''#'','' '','' '','' '','' '',''#'',''#'',''#'',''#'',''#'',''#'',''#'',''#'',''#'','' '','' '',''#'',''#'','' '','' '','' '','' '','' '','' '',''#'',''#'',''#'','' '','' '','' '','' '','' '','' '','' '',''#'','' '','' '','' '','' '','' '','' '','' '','' '','' '','' '',''#'','' '','' '',''#'','' '','' '','' '','' '','' '',''#'',''#'',''#'',''#'',''#'',''#'',''#'',''#'',''#'',''#'',''#'',''#'',''#'',''#''},{''#'','' '','' '','' '','' '','' '','' '',''#'',''#'',''#'',''#'',''#'',''#'',''#'',''#'',''#'',''#'','' '','' '','' '','' '',''#'','' '','' '','' '','' '','' '','' '','' '','' '','' '','' '','' '','' '','' '','' '','' '','' '','' '','' '','' '','' '','' '','' '','' '','' '','' '','' '','' '','' '','' '','' '','' '','' '',''#'',''#'',''#'',''#'',''#'',''#'',''#'',''#'',''#'',''#'',''#'',''#'',''#'',''#'',''#'',''#''},{''#'',''#'','' '','' '','' '','' '','' '',''#'',''#'',''#'',''#'',''#'',''#'',''#'',''#'',''#'',''#'','' '','' '','' '',''#'',''#'','' '','' '','' '','' '','' '',''#'','' '','' '','' '','' '','' '','' '','' '','' '','' '','' '','' '','' '','' '','' '','' '','' '','' '','' '','' '','' '','' '','' '','' '','' '','' '','' '',''#'',''#'','' '','' '','' '','' '','' '',''#'','' '','' '','' '','' '','' '','' '','' '',''#''},{''#'','' '','' '','' '','' '','' '','' '','' '','' '',''#'',''#'',''#'',''#'',''#'',''#'',''#'',''#'','' '','' '','' '',''#'',''#'',''#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#''},{''#'','' '','' '','' '','' '','' '','' '','' '','' '','' '','' '','' '','' '','' '',''#'',''#'',''#'','' '','' '','' '',''#'',''#'',''#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#''},{''#'',''#'','' '','' '','' '','' '','' '','' '','' '','' '','' '','' '','' '','' '','' '',''#'',''#'','' '','' '','' 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#'',''#'','' '','' '',''#'',''#'','' '','' '','' '','' '','' '','' '','' '','' '','' '','' '','' '','' '','' '','' '','' '','' '','' '','' '','' '','' '','' '','' '','' '','' '','' '','' '','' '','' '','' '',''#'','' '','' '','' '','' '','' '','' '','' '','' '','' '','' '','' '','' '','' '','' '','' '','' '','' '','' <text:soft-page-break/>'',''#''},{''#'',''#'','' '','' '','' '','' '','' '','' '','' '','' '','' '','' '','' '','' '',''#'',''#'',''#'','' '','' '',''#'',''#'',''#'','' '','' '','' '','' '','' '','' '','' '','' '','' '','' '','' '','' '','' '','' '','' '','' '','' '','' '','' '','' '','' '','' '','' '','' '','' '','' '','' '',''#'',''#'','' '','' '','' '','' '','' '','' '','' '','' '','' '','' '','' '','' '','' '','' '','' '','' '','' '','' '',''#''},{''#'','' '','' '','' '','' '','' '','' '','' '','' '',''#'',''#'','' '','' '','' '','' '','' '','' '',''C'','' '',''#'',''#'',''#'','' '','' '','' '','' '','' '','' '','' '','' '','' '','' '','' '','' '','' '','' '','' '','' '','' '','' '','' '','' '','' '','' '','' '','' '','' '','' '','' '',''#'','' '','' '','' '','' '','' '','' '','' '','' '','' '','' '','' '','' '','' '','' '','' '','' '','' '','' '','' '',''#''},{''#'','' '','' '','' '','' '',''#'',''#'',''#'',''#'','' '','' '','' '','' '','' '','' '','' '','' '',''#'','' '','' '','' '','' '','' '','' '','' '','' '','' '','' '','' '','' '',''</text:p>
      <text:p text:style-name="P2"><text:s/>'','' '','' '','' '','' '','' '','' '','' '','' '','' '','' '','' '','' '','' '','' '','' '','' '','' '',''#'',''#'','' '','' '','' '','' '',''#'','' '','' '','' '',''#'','' '','' '','' '','' '','' '','' '','' '','' '','' '','' '',''#''},{''#'','' '','' '','' '','' '','' '','' '',''#'',''#'','' '','' '','' '','' '','' '','' '','' '','' '','' '','' '','' '','' '','' '','' '','' '','' '','' '','' '','' '','' '','' '','' '','' '','' '','' '','' '','' '','' '','' '','' '','' '','' '','' '','' '','' '','' '','' '',''#'','' '','' '','' '','' '',''C'','' '','' '',''#'','' '','' '','' '','' '','' '','' '','' '','' '','' '','' '','' '','' '','' '','' '',''#''},{''#'','' '','' '','' '','' '','' '','' '',''#'','' '','' '','' '','' '','' '','' '','' '','' '','' '','' '','' '','' '','' '','' '','' '','' '','' '','' '','' '','' '','' '','' '','' '','' '','' '','' '','' '','' '','' '','' '','' '','' '','' '','' '','' '','' '','' '','' '','' '','' '','' '','' '',''#'','' '','' '',''#'',''#'',''#'',''#'',''#'','' '','' '','' '','' '','' '','' '','' '','' '','' '','' '','' '',''#''},{''#'','' '','' '','' '','' '','' '','' '',''C'','' '','' '',''#'',''#'','' '','' 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 '','' '','' '','' '','' '','' '','' '','' '','' '',''#''},{''#'','' '','' '','' '','' '','' '','' '',''#'','' '','' '','' '',''C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#'','' '','' '','' '','' '',''#'','' '','' '','' '','' '','' '','' '','' '','' '','' '','' '','' '','' '','' '','' '','' '','' '','' '','' '','' '','' '','' '','' '','' '','' '','' '','' '','' '','' '','' '','' '','' '','' '','' '','' '','' '','' '','' '',''#'',''#'',''#'','' '','' '','' '','' '','' '','' '','' '','' '','' '','' '','' '','' '','' '','' '','' '','' '',''#''},{''#'','' '','' '','' '','' '','' '','' '','' '','' '','' '',''#'','' 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,''#'',''#'','' '',''#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 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 '','' '','' '','' '','' '','' '','' '','' '','' '','' '','' '','' '','' '','' '','' '','' '','' '','' '','' '','' '','' '','' '','' '','' '','' '','' '','' '','' '','' '','' '','' '','' '','' '','' '','' '','' '','' '','' '','' '','' '',''#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#'',''#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<text:soft-page-break/>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</text:p>
      <text:p text:style-name="P2"><text:s/>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<text:soft-page-break/>'',''#''},{''#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 '',''#''},{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,''#''}}</text:p>
      <text:p text:style-name="P2"/>
      <text:p text:style-name="P2">Caladon=</text:p>
      <text:p text:style-name="P2">{{''#'',''#'',''#'',''#'',''#'',''#'',''#'',''#'',''#'',''#'',''#'',''#'',''#'',''#'',''#'',''#'',''#'',''#'',''#'',''#''},{''#'',''#'',''#'','' '','' '',''#'','' '','' '','' '','' '','' '','' '',''#'',''#'','' '',''#'','' '','' '',''#'',''#''},{''#'','' '','' '','' '','' '','' '','' '','' '','' '','' '','' '','' '','' '','' '','' '',''#'','' '','' '',''#'',''#''},{''#'','' '','' '',''#'','' '',''#'','' '','' '','' '','' '','' '','' '','' '','' '',''#'','' '','' '','' '',''#'',''#''},{''#'','' '','' '','' '','' '',''#'','' '','' '','' '','' '','' '','' '','' '','' '','' '','' '','' '','' '',''#'',''#''},{''#'','' '','' '',''C'','' '','' '','' '',''#'',''#'','' '','' '','' '','' '','' '','' '','' '','' '','' '','' '',''#''},{''#'','' '','' '','' '','' '','' '',''C'','' '','' '','' '','' '','' '','' '','' '','' '','' '','' '','' '',''#'',''#''},{''#'','' '','' '','' '','' '',''#'','' '','' '','' '','' '','' '','' '','' '','' '','' '','' '','' '','' '','' '',''#''},{''#'',''#'','' '','' '','' '','' '','' '','' '','' '','' '','' '','' '','' '','' '','' '','' '','' '','' '','' '',''#''},{''#'','' '','' '','' '','' '','' '',''C'','' '',''C'','' '','' '','' '','' '','' '','' '','' '','' '','' '','' '',''#''},{''#'',''#'','' '','' '','' '','' '','' '','' '','' '','' '','' '','' '','' '','' '','' '','' '','' '','' '','' '',''#''},{''#'',''#'','' '','' '','' '','' '','' '','' '','' '','' '','' '','' '','' '',''#'','' '','' '','' '','' '','' '',''#''},{''#'',''#'','' '','' '','' '','' '','' '','' '','' '','' '','' '','' '','' '','' '','' '','' '','' '','' '','' '',''#''},{''#'',''#'','' '','' '','' '','' '','' '','' '','' '','' '','' '','' '','' '','' '','' '','' '','' '','' '',''#'',''#''},{''#'','' '','' '',''#'','' '','' '','' '',''#'','' '','' '','' '','' '','' '','' '','' '','' '','' '','' '','' '',''#''},{''#'','' '','' '',''#'','' '','' '','' '',''#'','' '','' '','' '','' '','' '','' '','' '','' '','' '','' '','' '',''#''},{''#'',''#'','' '','' '','' '','' '','' '','' '',''#'',''#'',''#'','' '','' '','' '','' '','' '','' '','' '','' '',''#''},{''#'',''#'',''#'',''#'',''#'','' '','' '','' '',''#'','' '','' '','' '',''#'','' '','' '','' '','' '','' '','' '',''#''},{''#'',''#'',''#'',''#'',''#'','' '',''#'','' '','' '','' '','' '',''#'',''#'','' '','' '','' '','' '','' '','' '',''#''},{''#'',''#'',''#'',''#'',''#'',''S'',''#'',''E'',''#'',''#'',''#'',''#'',''#'',''#'',''#'',''#'',''#'',''#'',''#'',''#''}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3:27:51.362000000</meta:creation-date>
    <dc:date>2023-02-07T14:19:10.408000000</dc:date>
    <meta:editing-duration>PT51M19S</meta:editing-duration>
    <meta:editing-cycles>1</meta:editing-cycles>
    <meta:document-statistic meta:table-count="0" meta:image-count="0" meta:object-count="0" meta:page-count="7" meta:paragraph-count="10" meta:word-count="7074" meta:character-count="56804" meta:non-whitespace-character-count="49736"/>
    <meta:generator>LibreOffice/7.5.0.3$Windows_X86_64 LibreOffice_project/c21113d003cd3efa8c53188764377a8272d9d6de</meta:generator>
  </office:meta>
</office:document-meta>
</file>